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5f_-title">
      <style:graphic-properties fo:min-height="3.507cm"/>
    </style:style>
    <style:style style:name="pr9" style:family="presentation" style:parent-style-name="Default_5f_-outline1">
      <style:graphic-properties fo:min-height="11.929cm"/>
    </style:style>
    <style:style style:name="pr10" style:family="presentation" style:parent-style-name="Default_5f_-notes">
      <style:graphic-properties draw:fill-color="#ffffff" draw:auto-grow-height="true" fo:min-height="12.572cm"/>
    </style:style>
    <style:style style:name="pr11" style:family="presentation" style:parent-style-name="Default_5f_-title">
      <style:graphic-properties draw:auto-grow-height="true" fo:min-height="3.507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user-transformed="true">
          <draw:text-box>
            <text:p>Overview of City Cloud System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><text:span text:style-name="T1">Designed by James Ehlman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ee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en developing home hero, wouldn't it be cool if we could collect data at a city wide level to do reasearch?</text:p>
              </text:list-item>
              <text:list-item>
                <text:p>Google already does this with android phones, apple does it as well, etc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Basic Concep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any Home Heroes's data can be pushed to a cloud for the city to analyze data. </text:p>
              </text:list-item>
              <text:list-item>
                <text:p>This data could be used to examine city, state, country wellness</text:p>
              </text:list-item>
              <text:list-item>
                <text:p>This concept differs in the fact that it won't be hospitals pushing, it will be individual homes opting in to pus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1. Data must be anonymized</text:p>
                <text:p>2. Data must be secure</text:p>
                <text:p>3. Data storage must be expandable easily using cloud technolog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Basic Solu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ave a cloud based webservice api that can accept data, and make the home heroes push data to our webservice on cron ti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he cloud sid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Cloud Based Restful Web API</text:p>
              </text:list-item>
              <text:list-item>
                <text:p>It is a web application that runs in the cloud</text:p>
              </text:list-item>
              <text:list-item>
                <text:p>It has it's own database / datastorage / silo</text:p>
              </text:list-item>
              <text:list-item>
                <text:p>Data transfer is json, which looks like: {“name”:”John”, “foods”:[“banana”, “ham”, “turkey”]}</text:p>
              </text:list-item>
              <text:list-item>
                <text:p>It has endpoints that run methods on the server asynchronous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zur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SP.net web service can be extended dynamically on Azure</text:p>
              </text:list-item>
              <text:list-item>
                <text:p>Transact SQL database (Azure SQL) can be extended (to handle cloud levels of data) dynamically for critical applications.</text:p>
              </text:list-item>
              <text:list-item>
                <text:p>Azure automatically allows you to use their HTTPS certific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Securit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Restful web service using asp.net </text:p>
              </text:list-item>
              <text:list-item>
                <text:p>HTTPs to secure the data transmission / grabbing </text:p>
              </text:list-item>
              <text:list-item>
                <text:p>Request hidden password and ID (assigned to user), these are required for any transaction with the database</text:p>
              </text:list-item>
              <text:list-item>
                <text:p>Because only the ID and Password are recorded the data is anonymiz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etter Implement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For added security one should store the passwords hashed with salt in the database. </text:p>
              </text:list-item>
              <text:list-item>
                <text:p>I did not use ADO.net for the stored entities, when possible I prefer to use ORMs.</text:p>
              </text:list-item>
              <text:list-item>
                <text:p>There are a couple of different security patterns that could be looked into which are heavier that Home Hero needs, OAuth0 </text:p>
              </text:list-item>
              <text:list-item>
                <text:p>https://oauth.net/1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teps to Implement Anywhere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p>1. Select an Architecture</text:p>
            <text:p>2. Select an Appropriate Cloud Service</text:p>
            <text:p>3. Build a basic restful controller</text:p>
            <text:p>4. Getting it onto the Cloud</text:p>
            <text:p>5. Extend and Implement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teps 1 &amp; 2 Selecting your Platform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Often you will be forced into a particular cloud service, if that is the case it is recommended that you use an architecture that the cloud you are using supports well, to minimize problems.</text:p>
              </text:list-item>
              <text:list-item>
                <text:p>What I am saying is, the order of steps 1 &amp; 2 do not mat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1. Selecting an Architecture</text:p>
          </draw:text-box>
        </draw:frame>
        <draw:frame presentation:style-name="pr5" draw:layer="layout" svg:width="25.191cm" svg:height="12.182cm" svg:x="1.399cm" svg:y="4.915cm" presentation:class="outline">
          <draw:text-box>
            <text:p>1. Discover what archetecture you want to use Most popular for APIs are </text:p>
            <text:list text:style-name="L2">
              <text:list-item>
                <text:p>C# + Transact SQL </text:p>
              </text:list-item>
              <text:list-item>
                <text:p>Java + Oracle SQL</text:p>
              </text:list-item>
              <text:list-item>
                <text:p>PHP + MySql</text:p>
              </text:list-item>
            </text:list>
            <text:p>2. It is highly recommended that you set up an ORM it makes programming easier, some popular ones are SQLAlchemy, Hibernate, ADO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2. Selecting a Cloud Servic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Be sure to find one that works with the type of application you are building, and that has cloud centers near by your deployment location</text:p>
              </text:list-header>
              <text:list-item>
                <text:p>Azure</text:p>
              </text:list-item>
              <text:list-item>
                <text:p>AWS</text:p>
              </text:list-item>
              <text:list-item>
                <text:p>Google Compute?</text:p>
              </text:list-item>
              <text:list-item>
                <text:p>IBM Softlayer?</text:p>
              </text:list-item>
              <text:list-item>
                <text:p>Century Link Cloud Servic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8" draw:layer="layout" svg:width="25.191cm" svg:height="3.507cm" svg:x="1.399cm" svg:y="0.837cm" presentation:class="title" presentation:user-transformed="true">
          <draw:text-box>
            <text:p>3. Building a Restful Controller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p>1. It should be something that you can test locally, so make sure that you don't need to push to the cloud every time, good guides will tell you this.</text:p>
            <text:p>2. Make sure to set up local and dev configurations</text:p>
            <text:p>3. Most web libraries have default handlers for json objects, try to use those rather than re-inventing the whee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11" draw:layer="layout" svg:width="25.191cm" svg:height="3.507cm" svg:x="1.399cm" svg:y="0.837cm" presentation:class="title">
          <draw:text-box>
            <text:p>4. Getting it onto the cloud</text:p>
          </draw:text-box>
        </draw:frame>
        <draw:frame presentation:style-name="pr9" draw:layer="layout" svg:width="25.191cm" svg:height="12.182cm" svg:x="1.399cm" svg:y="4.915cm" presentation:class="outline">
          <draw:text-box>
            <text:p>1. Pushing things to the cloud and signing on to the cloud are the trickiest parts of using the cloud. Most good cloud services have tutorials though.</text:p>
            <text:p>2. Implementing https should be trivial</text:p>
            <text:p>3. Test your solution on the cloud, and make sure that it is not using a local backend, but a cloud based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11" draw:layer="layout" svg:width="25.191cm" svg:height="3.507cm" svg:x="1.399cm" svg:y="0.837cm" presentation:class="title">
          <draw:text-box>
            <text:p>5. Extend and Implement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2">
              <text:list-item>
                <text:p>Now that you have a working development environment, be sure to have a set-up guide for how you are developing, so that others could carry on after you are done</text:p>
              </text:list-item>
              <text:list-item>
                <text:p>Now the only part left to do is to add functionality to your cloud web service &amp; the client application that you are design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draw:frame presentation:style-name="pr11" draw:layer="layout" svg:width="25.191cm" svg:height="3.507cm" svg:x="1.399cm" svg:y="0.837cm" presentation:class="title">
          <draw:text-box>
            <text:p>Questions?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a xlink:href="http://latech-iot-proof-of-concept.azurewebsites.net/" xlink:type="simple">http://latech-iot-proof-of-concept.azurewebsites.net</text:a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" style:font-family-generic-asian="roman" style:font-size-asian="12pt" style:language-asian="hi" style:country-asian="IN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Mangal" style:font-family-asian="Mangal" style:font-family-generic-asian="roman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Mangal" style:font-family-asian="Mangal" style:font-family-generic-asian="roman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Mangal" style:font-family-asian="Mangal" style:font-family-generic-asian="roman" style:font-pitch-asian="variable" style:font-size-asian="10pt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Balloon_20_Text" style:display-name="Balloon Text" style:family="graphic">
      <style:paragraph-properties style:text-autospace="none"/>
      <style:text-properties style:font-name="Segoe UI" fo:font-family="'Segoe UI'" style:font-family-generic="swiss" style:font-pitch="variable" fo:font-size="9pt" style:font-name-asian="Mangal" style:font-family-asian="Mangal" style:font-family-generic-asian="roman" style:font-pitch-asian="variable" style:font-size-asian="8pt"/>
    </style:style>
    <style:style style:name="LO-Normal" style:family="graphic">
      <style:paragraph-properties style:text-autospace="none" style:writing-mode="lr-tb"/>
      <style:text-properties style:use-window-font-color="true" fo:language="en" fo:country="US" style:letter-kerning="true" style:font-name-asian="F" style:font-family-generic-asian="roman" style:font-size-asian="12pt" style:language-asian="hi" style:country-asian="IN"/>
    </style:style>
    <style:style style:name="Comment_20_Subject" style:display-name="Comment Subject" style:family="graphic">
      <style:paragraph-properties style:text-autospace="none"/>
      <style:text-properties fo:font-weight="bold" style:font-name-asian="Mangal" style:font-family-asian="Mangal" style:font-family-generic-asian="roman" style:font-pitch-asian="variable" style:font-size-asian="10pt" style:font-weight-asian="bold" style:font-weight-complex="bold"/>
    </style:style>
    <style:style style:name="Comment_20_Text" style:display-name="Comment Text" style:family="graphic">
      <style:paragraph-properties style:text-autospace="none"/>
      <style:text-properties style:font-name-asian="Mangal" style:font-family-asian="Mangal" style:font-family-generic-asian="roman" style:font-pitch-asian="variable" style:font-size-asian="10pt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36:59.495746708</meta:creation-date>
    <dc:date>2017-05-02T14:58:41.131985152</dc:date>
    <meta:editing-duration>PT11H39M55S</meta:editing-duration>
    <meta:editing-cycles>7</meta:editing-cycles>
    <meta:generator>LibreOffice/4.3.3.2$Linux_X86_64 LibreOffice_project/430m0$Build-2</meta:generator>
    <meta:document-statistic meta:object-count="93"/>
  </office:meta>
</office:document-meta>
</file>